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system-ui, BlinkMacSystemFont, 'Segoe UI', Roboto, Oxygen-Sans, Ubuntu, Cantarell, 'Helvetica Neue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50e17" loext:opacity="100%" style:font-name="apple-system" fo:font-size="12.7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50e17" loext:opacity="100%" style:font-name="apple-system" fo:font-size="12.75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créer un T.F.C (Travail de Fin de Cycle) complet en LaTeX, voici une liste de mots clés et commandes utiles :</text:p>
      <text:list text:style-name="L1">
        <text:list-item>
          <text:p text:style-name="P2">\documentclass{report} : cette commande définit la classe de document à utiliser, ici "report", qui est souvent utilisée pour les travaux de fin d'études.</text:p>
        </text:list-item>
        <text:list-item>
          <text:p text:style-name="P2">\usepackage{babel} : cette commande permet d'utiliser des caractères spéciaux dans le texte (par exemple, les accents en français).</text:p>
        </text:list-item>
        <text:list-item>
          <text:p text:style-name="P2">\usepackage[utf8]{inputenc} : cette commande permet d'utiliser des caractères Unicode dans le texte.</text:p>
        </text:list-item>
        <text:list-item>
          <text:p text:style-name="P2">\usepackage[T1]{fontenc} : cette commande permet d'utiliser des polices de caractères de meilleure qualité.</text:p>
        </text:list-item>
        <text:list-item>
          <text:p text:style-name="P2">\title{Titre du T.F.C} : cette commande définit le titre de votre travail.</text:p>
        </text:list-item>
        <text:list-item>
          <text:p text:style-name="P2">\author{Nom de l'auteur} : cette commande définit le nom de l'auteur du T.F.C.</text:p>
        </text:list-item>
        <text:list-item>
          <text:p text:style-name="P2">\date{Date de remise} : cette commande définit la date de remise du T.F.C.</text:p>
        </text:list-item>
        <text:list-item>
          <text:p text:style-name="P2">\begin{abstract} ... \end{abstract} : cette commande permet de saisir le résumé du T.F.C.</text:p>
        </text:list-item>
        <text:list-item>
          <text:p text:style-name="P2">\tableofcontents : cette commande génère la table des matières.</text:p>
        </text:list-item>
        <text:list-item>
          <text:p text:style-name="P2">\chapter{Titre du chapitre} : cette commande permet de commencer un nouveau chapitre.</text:p>
        </text:list-item>
        <text:list-item>
          <text:p text:style-name="P2">\section{Titre de la section} : cette commande permet de commencer une nouvelle section.</text:p>
        </text:list-item>
        <text:list-item>
          <text:p text:style-name="P2">\subsection{Titre de la sous-section} : cette commande permet de commencer une nouvelle sous-section.</text:p>
        </text:list-item>
        <text:list-item>
          <text:p text:style-name="P2">\cite{référence} : cette commande permet de citer une référence bibliographique dans le texte.</text:p>
        </text:list-item>
        <text:list-item>
          <text:p text:style-name="P2">\bibliographystyle{style} : cette commande définit le style de la bibliographie.</text:p>
        </text:list-item>
        <text:list-item>
          <text:p text:style-name="P2">\bibliography{bibliographie} : cette commande génère la bibliographie.</text:p>
        </text:list-item>
        <text:list-item>
          <text:p text:style-name="P2">\includegraphics{image} : cette commande permet d'insérer une image dans le documen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system-ui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4:44:35.609421039</meta:creation-date>
    <dc:date>2023-03-25T14:45:10.762337440</dc:date>
    <meta:editing-duration>PT45S</meta:editing-duration>
    <meta:editing-cycles>1</meta:editing-cycles>
    <meta:document-statistic meta:table-count="0" meta:image-count="0" meta:object-count="0" meta:page-count="1" meta:paragraph-count="17" meta:word-count="243" meta:character-count="1626" meta:non-whitespace-character-count="1416"/>
    <meta:generator>LibreOffice/7.4.2.3$Linux_X86_64 LibreOffice_project/40$Build-3</meta:generator>
  </office:meta>
</office:document-meta>
</file>